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Contents_20_1">
      <style:paragraph-properties fo:line-height="150%" fo:text-indent="0cm" style:auto-text-indent="false"/>
      <style:text-properties officeooo:paragraph-rsid="000e3f70"/>
    </style:style>
    <style:style style:name="P2" style:family="paragraph" style:parent-style-name="Contents_20_1">
      <style:paragraph-properties fo:line-height="150%" fo:text-indent="0cm" style:auto-text-indent="false"/>
      <style:text-properties officeooo:paragraph-rsid="000e3f70"/>
    </style:style>
    <style:style style:name="P3" style:family="paragraph" style:parent-style-name="Contents_20_2">
      <style:paragraph-properties fo:line-height="150%" fo:text-indent="0cm" style:auto-text-indent="false"/>
      <style:text-properties officeooo:paragraph-rsid="000e3f70"/>
    </style:style>
    <style:style style:name="P4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>
      <style:paragraph-properties fo:break-before="page"/>
      <style:text-properties officeooo:paragraph-rsid="000e3f70"/>
    </style:style>
    <style:style style:name="P6" style:family="paragraph" style:parent-style-name="Heading_20_1" style:master-page-name="">
      <style:paragraph-properties style:page-number="auto" fo:break-before="page"/>
      <style:text-properties officeooo:paragraph-rsid="000e3f70"/>
    </style:style>
    <style:style style:name="P7" style:family="paragraph" style:parent-style-name="Standard">
      <style:paragraph-properties fo:line-height="100%" fo:text-align="center" style:justify-single-word="false" fo:text-indent="0cm" style:auto-text-indent="false"/>
      <style:text-properties fo:color="#000000" loext:opacity="100%" style:font-name="Times New Roman" fo:font-size="14pt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line-height="100%" fo:text-align="start" style:justify-single-word="false" fo:text-indent="0cm" style:auto-text-indent="false"/>
      <style:text-properties fo:color="#000000" loext:opacity="100%" style:font-name="Times New Roman" fo:font-size="14pt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fo:color="#000000" loext:opacity="100%" style:font-name="Times New Roman" fo:font-size="14pt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line-height="100%" fo:text-align="center" style:justify-single-word="false" fo:text-indent="0cm" style:auto-text-indent="false"/>
      <style:text-properties fo:color="#000000" loext:opacity="100%" style:font-name="Times New Roman" fo:font-size="14pt" style:text-underline-style="solid" style:text-underline-width="auto" style:text-underline-color="font-color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style:font-name="Times New Roman" fo:font-size="14pt" officeooo:paragraph-rsid="000e3f70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 fo:text-indent="0cm" style:auto-text-indent="false"/>
      <style:text-properties style:font-name="Times New Roman" fo:font-size="14pt" officeooo:paragraph-rsid="000e3f70" style:font-size-asian="14pt" style:font-size-complex="14pt"/>
    </style:style>
    <style:style style:name="P13" style:family="paragraph" style:parent-style-name="Standard">
      <style:paragraph-properties fo:line-height="100%" fo:text-align="start" style:justify-single-word="false" fo:text-indent="0cm" style:auto-text-indent="false">
        <style:tab-stops>
          <style:tab-stop style:position="16.499cm" style:type="right"/>
        </style:tab-stops>
      </style:paragraph-properties>
      <style:text-properties style:font-name="Times New Roman" fo:font-size="14pt" officeooo:paragraph-rsid="000e3f70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 fo:text-indent="0cm" style:auto-text-indent="false"/>
      <style:text-properties style:font-name="Times New Roman" fo:font-size="14pt" officeooo:paragraph-rsid="000e3f70" style:font-size-asian="14pt" style:font-size-complex="14pt"/>
    </style:style>
    <style:style style:name="P15" style:family="paragraph" style:parent-style-name="Standard">
      <style:paragraph-properties fo:margin-top="0cm" fo:margin-bottom="0.282cm" style:contextual-spacing="false" fo:line-height="108%" fo:text-align="center" style:justify-single-word="false" fo:text-indent="0cm" style:auto-text-indent="false"/>
      <style:text-properties style:font-name="Times New Roman" fo:font-size="14pt" officeooo:paragraph-rsid="000e3f70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1.3cm" style:auto-text-indent="false" style:page-number="auto" fo:break-before="page" fo:background-color="transparent" style:writing-mode="lr-tb"/>
      <style:text-properties style:font-name="Times New Roman" fo:font-size="14pt" officeooo:paragraph-rsid="000e3f70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loext:graphic-properties draw:fill="none"/>
      <style:paragraph-properties fo:margin-top="0cm" fo:margin-bottom="0cm" style:contextual-spacing="false" fo:line-height="150%" fo:background-color="transparent"/>
      <style:text-properties officeooo:paragraph-rsid="000e3f70"/>
    </style:style>
    <style:style style:name="P18" style:family="paragraph" style:parent-style-name="Standard">
      <loext:graphic-properties draw:fill="none"/>
      <style:paragraph-properties fo:margin-top="0cm" fo:margin-bottom="0cm" style:contextual-spacing="false" fo:line-height="150%" fo:break-before="page" fo:background-color="transparent"/>
      <style:text-properties officeooo:paragraph-rsid="000e3f70"/>
    </style:style>
    <style:style style:name="P19" style:family="paragraph" style:parent-style-name="Standard" style:list-style-name="L27">
      <loext:graphic-properties draw:fill="none"/>
      <style:paragraph-properties fo:margin-top="0cm" fo:margin-bottom="0cm" style:contextual-spacing="false" fo:line-height="150%" fo:break-before="page" fo:background-color="transparent"/>
      <style:text-properties officeooo:paragraph-rsid="000e3f70"/>
    </style:style>
    <style:style style:name="P20" style:family="paragraph" style:parent-style-name="Standard" style:list-style-name="L27">
      <loext:graphic-properties draw:fill="none"/>
      <style:paragraph-properties fo:margin-top="0cm" fo:margin-bottom="0cm" style:contextual-spacing="false" fo:line-height="150%" fo:background-color="transparent"/>
      <style:text-properties officeooo:paragraph-rsid="000e3f70"/>
    </style:style>
    <style:style style:name="P21" style:family="paragraph" style:parent-style-name="Standard" style:list-style-name="L27" style:master-page-name="">
      <loext:graphic-properties draw:fill="none"/>
      <style:paragraph-properties fo:margin-left="0cm" fo:margin-right="0cm" fo:margin-top="0cm" fo:margin-bottom="0cm" style:contextual-spacing="false" fo:line-height="150%" fo:text-indent="1.401cm" style:auto-text-indent="false" style:page-number="auto" fo:background-color="transparent"/>
      <style:text-properties officeooo:paragraph-rsid="000e3f70"/>
    </style:style>
    <style:style style:name="P22" style:family="paragraph" style:parent-style-name="Standard" style:list-style-name="L28" style:master-page-name="">
      <loext:graphic-properties draw:fill="none"/>
      <style:paragraph-properties fo:margin-top="0cm" fo:margin-bottom="0cm" style:contextual-spacing="false" fo:line-height="150%" style:page-number="auto" fo:break-before="page" fo:background-color="transparent"/>
      <style:text-properties officeooo:paragraph-rsid="000e3f70"/>
    </style:style>
    <style:style style:name="P23" style:family="paragraph" style:parent-style-name="Standard">
      <style:text-properties officeooo:paragraph-rsid="000e3f70"/>
    </style:style>
    <style:style style:name="P24" style:family="paragraph" style:parent-style-name="Standard">
      <loext:graphic-properties draw:fill="none"/>
      <style:paragraph-properties fo:background-color="transparent"/>
      <style:text-properties officeooo:paragraph-rsid="000e3f70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0e3f70" officeooo:paragraph-rsid="000e3f70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3cm" style:auto-text-indent="false" fo:background-color="transparent"/>
      <style:text-properties officeooo:rsid="000e3f70" officeooo:paragraph-rsid="000e3f70"/>
    </style:style>
    <style:style style:name="P27" style:family="paragraph" style:parent-style-name="Standard" style:list-style-name="L27">
      <loext:graphic-properties draw:fill="none"/>
      <style:paragraph-properties fo:margin-top="0cm" fo:margin-bottom="0cm" style:contextual-spacing="false" fo:line-height="150%" fo:background-color="transparent"/>
      <style:text-properties officeooo:rsid="000e3f70" officeooo:paragraph-rsid="000e3f70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1.3cm" style:auto-text-indent="false" style:page-number="auto" fo:background-color="transparent"/>
      <style:text-properties officeooo:rsid="000e3f70" officeooo:paragraph-rsid="000e3f70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rsid="000e3f70" officeooo:paragraph-rsid="000e3f70"/>
    </style:style>
    <style:style style:name="P30" style:family="paragraph" style:parent-style-name="Standard" style:list-style-name="L34" style:master-page-name="">
      <loext:graphic-properties draw:fill="none"/>
      <style:paragraph-properties style:page-number="auto" fo:background-color="transparent"/>
      <style:text-properties officeooo:paragraph-rsid="000e3f70"/>
    </style:style>
    <style:style style:name="P31" style:family="paragraph" style:parent-style-name="Standard" style:list-style-name="L34">
      <loext:graphic-properties draw:fill="none"/>
      <style:paragraph-properties fo:background-color="transparent"/>
      <style:text-properties officeooo:paragraph-rsid="000e3f70"/>
    </style:style>
    <style:style style:name="P32" style:family="paragraph" style:parent-style-name="Standard" style:list-style-name="L35">
      <loext:graphic-properties draw:fill="none"/>
      <style:paragraph-properties fo:background-color="transparent"/>
      <style:text-properties officeooo:paragraph-rsid="000e3f70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style:page-number="auto" fo:background-color="transparent"/>
      <style:text-properties style:font-name="Times New Roman" fo:font-size="14pt" officeooo:rsid="000e3f70" officeooo:paragraph-rsid="000e3f70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officeooo:paragraph-rsid="000e3f70" style:font-size-asian="14pt" style:font-size-complex="14pt"/>
    </style:style>
    <style:style style:name="P35" style:family="paragraph" style:parent-style-name="Text_20_body">
      <style:paragraph-properties fo:margin-left="0cm" fo:margin-right="0cm" fo:margin-top="0.423cm" fo:margin-bottom="0.423cm" style:contextual-spacing="false" fo:line-height="150%" fo:text-indent="1.251cm" style:auto-text-indent="false"/>
      <style:text-properties officeooo:paragraph-rsid="000e3f70"/>
    </style:style>
    <style:style style:name="P36" style:family="paragraph" style:parent-style-name="Text_20_body">
      <style:paragraph-properties fo:margin-left="0cm" fo:margin-right="0cm" fo:margin-top="0.423cm" fo:margin-bottom="0.423cm" style:contextual-spacing="false" fo:line-height="150%" fo:text-indent="1.251cm" style:auto-text-indent="false" fo:break-before="page"/>
      <style:text-properties officeooo:paragraph-rsid="000e3f70"/>
    </style:style>
    <style:style style:name="T1" style:family="text">
      <style:text-properties fo:color="#000000" loext:opacity="100%" style:font-name-asian="Times New Roman1" style:language-asian="ru" style:country-asian="RU" style:font-name-complex="Times New Roman1"/>
    </style:style>
    <style:style style:name="T2" style:family="text">
      <style:text-properties fo:color="#000000" loext:opacity="100%" officeooo:rsid="000e3f70" style:font-name-asian="Times New Roman1" style:language-asian="ru" style:country-asian="RU" style:font-name-complex="Times New Roman1"/>
    </style:style>
    <style:style style:name="T3" style:family="text">
      <style:text-properties fo:color="#000000" loext:opacity="100%" fo:font-weight="bold" style:font-name-asian="Times New Roman1" style:language-asian="ru" style:country-asian="RU" style:font-weight-asian="bold" style:font-name-complex="Times New Roman1"/>
    </style:style>
    <style:style style:name="T4" style:family="text">
      <style:text-properties fo:color="#000000" loext:opacity="100%" fo:letter-spacing="-0.004cm" style:font-name-asian="Times New Roman1" style:language-asian="ru" style:country-asian="RU" style:font-name-complex="Times New Roman1"/>
    </style:style>
    <style:style style:name="T5" style:family="text">
      <style:text-properties fo:color="#000000" loext:opacity="100%" fo:language="en" fo:country="US" officeooo:rsid="000e3f70" style:font-name-asian="Times New Roman1" style:language-asian="ru" style:country-asian="RU" style:font-name-complex="Times New Roman1"/>
    </style:style>
    <style:style style:name="T6" style:family="text">
      <style:text-properties fo:color="#000000" loext:opacity="100%" fo:language="en" fo:country="US" style:font-name-asian="Times New Roman1" style:language-asian="ru" style:country-asian="RU" style:font-name-complex="Times New Roman1"/>
    </style:style>
    <style:style style:name="T7" style:family="text">
      <style:text-properties fo:color="#ff0000" loext:opacity="100%" style:font-name-asian="Times New Roman1" style:language-asian="ru" style:country-asian="RU" style:font-name-complex="Times New Roman1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style:font-size-asian="14pt" style:font-size-complex="14pt" text:display="true"/>
    </style:style>
    <style:style style:name="T10" style:family="text">
      <style:text-properties style:font-name="Times New Roman" fo:font-size="14pt" officeooo:rsid="000e3f70" style:font-size-asian="14pt" style:font-size-complex="14pt" text:display="true"/>
    </style:style>
    <style:style style:name="T11" style:family="text">
      <style:text-properties style:font-name="Times New Roman" fo:font-size="14pt" officeooo:rsid="000e3f70" style:font-size-asian="14pt" style:font-size-complex="14pt"/>
    </style:style>
    <style:style style:name="T12" style:family="text">
      <style:text-properties style:font-name="Times New Roman" fo:font-size="14pt" fo:language="en" fo:country="US" style:font-size-asian="14pt" style:font-size-complex="14pt"/>
    </style:style>
    <style:style style:name="T13" style:family="text">
      <style:text-properties style:font-name="Times New Roman" fo:font-size="14pt" fo:language="en" fo:country="US" officeooo:rsid="000e3f70" style:font-size-asian="14pt" style:font-size-complex="14pt" text:display="true"/>
    </style:style>
    <style:style style:name="T14" style:family="text">
      <style:text-properties style:font-name="Times New Roman" fo:font-size="14pt" fo:language="en" fo:country="US" officeooo:rsid="000e3f70" style:font-size-asian="12.25pt" style:font-size-complex="14pt" loext:padding="0cm" loext:border="none"/>
    </style:style>
    <style:style style:name="T15" style:family="text">
      <style:text-properties style:font-name="Times New Roman" fo:font-size="14pt" style:font-size-asian="12.25pt" style:font-size-complex="14pt"/>
    </style:style>
    <style:style style:name="T16" style:family="text">
      <style:text-properties style:font-name="Times New Roman" fo:font-size="14pt" officeooo:rsid="000e3f70" style:font-size-asian="12.25pt" style:font-size-complex="14pt"/>
    </style:style>
    <style:style style:name="T17" style:family="text">
      <style:text-properties style:font-name="Times New Roman" fo:font-size="14pt" officeooo:rsid="000e3f70" style:font-size-asian="12.25pt" style:font-size-complex="14pt" loext:padding="0cm" loext:border="none"/>
    </style:style>
    <style:style style:name="T18" style:family="text">
      <style:text-properties style:font-name="Times New Roman" fo:font-size="14pt" fo:font-weight="normal" style:font-size-asian="14pt" style:font-weight-asian="normal" style:font-size-complex="14pt" style:font-weight-complex="normal" text:display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МИНИСТЕРСТВО НАУКИ И ВЫСШЕГО ОБРАЗОВАНИЯ РОССИЙСКОЙ ФЕДЕРАЦИИ</text:span></text:p>
      <text:p text:style-name="P7"/>
      <text:p text:style-name="P12"><text:span text:style-name="T1">федеральное государственное автономное образовательное учреждение высшего образования «Самарский национальный исследовательский университет имени академика С.П. Королева»</text:span></text:p>
      <text:p text:style-name="P12"><text:span text:style-name="T1">(Самарский университет)</text:span></text:p>
      <text:p text:style-name="P7"/>
      <text:p text:style-name="P12"><text:span text:style-name="T1">Институт информатики и кибернетики</text:span></text:p>
      <text:p text:style-name="P7"/>
      <text:p text:style-name="P12"><text:span text:style-name="T1">Кафедра информационных систем и технологий</text:span></text:p>
      <text:p text:style-name="P8"/>
      <text:p text:style-name="P8"/>
      <text:p text:style-name="P8"/>
      <text:p text:style-name="P12"><text:span text:style-name="T3">ОТЧЕТ</text:span></text:p>
      <text:p text:style-name="P9"/>
      <text:p text:style-name="P7"/>
      <text:p text:style-name="P7"/>
      <text:p text:style-name="P10"/>
      <text:p text:style-name="P7"/>
      <text:p text:style-name="P7"/>
      <text:p text:style-name="P7"/>
      <text:p text:style-name="P8"/>
      <text:p text:style-name="P12"><text:span text:style-name="T1">по направлению подготовки 09.03.01 Информатика и вычислительная техника</text:span></text:p>
      <text:p text:style-name="P12"><text:span text:style-name="T1">(уровень бакалавриата)</text:span></text:p>
      <text:p text:style-name="P12"><text:span text:style-name="T1">направленность (профиль) «Информационные системы»</text:span></text:p>
      <text:p text:style-name="P7"/>
      <text:p text:style-name="P7"/>
      <text:p text:style-name="P13"><text:span text:style-name="T1">Обучающийся группы <text:s/></text:span><text:span text:style-name="T2">6106-</text:span><text:span text:style-name="T5">090301D</text:span><text:span text:style-name="T1"> <text:tab/></text:span><text:span text:style-name="T2">Никита Викторович Барынкин</text:span></text:p>
      <text:p text:style-name="P8"/>
      <text:p text:style-name="P14"><text:span text:style-name="T1">Руководитель практики,</text:span></text:p>
      <text:p text:style-name="P13"><text:span text:style-name="T1">должность кафедры ИСТ, степень, звание</text:span><text:span text:style-name="T7"> </text:span><text:span text:style-name="T1">__________________<text:tab/>И.О. Фамилия</text:span></text:p>
      <text:p text:style-name="P8"/>
      <text:p text:style-name="P8"/>
      <text:p text:style-name="P8"/>
      <text:p text:style-name="P8"/>
      <text:p text:style-name="P8"/>
      <text:p text:style-name="P14"><text:span text:style-name="T1">Оценка ___________________</text:span></text:p>
      <text:p text:style-name="P8"/>
      <text:p text:style-name="P8"/>
      <text:p text:style-name="P8"/>
      <text:p text:style-name="P7"/>
      <text:p text:style-name="P15"><text:span text:style-name="T1">Самара 202</text:span><text:span text:style-name="T2">5</text:span></text:p>
      <text:p text:style-name="P15"><text:span text:style-name="T1"/></text:p>
      <text:p text:style-name="P16"><text:bookmark-start text:name="_Toc185184323"/><text:bookmark-start text:name="_Toc184990362"/>СОДЕРЖАНИЕ<text:bookmark-end text:name="_Toc185184323"/><text:bookmark-end text:name="_Toc184990362"/></text:p>
      <text:p text:style-name="P1"><text:a xlink:type="simple" xlink:href="#_Toc213065846" text:style-name="Index_20_Link" text:visited-style-name="Index_20_Link"><text:span text:style-name="T8">Введение</text:span><text:span text:style-name="T9"><text:tab/></text:span></text:a><text:span text:style-name="T10">……………………………....</text:span><text:span text:style-name="T13">3</text:span></text:p>
      <text:p text:style-name="P3"><text:a xlink:type="simple" xlink:href="#_Toc213065847" text:style-name="Index_20_Link" text:visited-style-name="Index_20_Link"><text:span text:style-name="T8">1 </text:span><text:span text:style-name="T16">В честь кого назван язык программирования Ада?</text:span><text:span text:style-name="T9"><text:tab/></text:span></text:a><text:span text:style-name="T13">4</text:span></text:p>
      <text:p text:style-name="P3"><text:a xlink:type="simple" xlink:href="#_Toc213065850" text:style-name="Index_20_Link" text:visited-style-name="Index_20_Link"><text:span text:style-name="T8">2 </text:span></text:a><text:span text:style-name="Strong_20_Emphasis"><text:span text:style-name="T18">Ада Лавлейс: первый программист</text:span></text:span><text:span text:style-name="T9"> </text:span><text:a xlink:type="simple" xlink:href="#_Toc213065850" text:style-name="Index_20_Link" text:visited-style-name="Index_20_Link"><text:span text:style-name="T9"><text:tab/></text:span></text:a><text:span text:style-name="T10">5</text:span></text:p>
      <text:p text:style-name="P3"><text:a xlink:type="simple" xlink:href="#_Toc213065853" text:style-name="Index_20_Link" text:visited-style-name="Index_20_Link"><text:span text:style-name="T8">3 </text:span><text:span text:style-name="T11">Связь имени и языка</text:span><text:span text:style-name="T9"><text:tab/></text:span></text:a><text:span text:style-name="T10">6</text:span></text:p>
      <text:p text:style-name="P3"><text:a xlink:type="simple" xlink:href="#_Toc213065854" text:style-name="Index_20_Link" text:visited-style-name="Index_20_Link"><text:span text:style-name="T8">4 </text:span><text:span text:style-name="T11">Подводим итог</text:span><text:span text:style-name="T9"><text:tab/></text:span></text:a><text:span text:style-name="T10">7</text:span></text:p>
      <text:p text:style-name="P1"><text:a xlink:type="simple" xlink:href="#_Toc213065857" text:style-name="Index_20_Link" text:visited-style-name="Index_20_Link"><text:span text:style-name="T12">Заключение</text:span><text:span text:style-name="T9"><text:tab/></text:span></text:a><text:span text:style-name="T10">8</text:span></text:p>
      <text:p text:style-name="P1"><text:a xlink:type="simple" xlink:href="#_Toc213065858" text:style-name="Index_20_Link" text:visited-style-name="Index_20_Link"><text:span text:style-name="T8">Список использованных источников</text:span><text:span text:style-name="T9"><text:tab/></text:span></text:a><text:span text:style-name="T10">9</text:span></text:p>
      <text:p text:style-name="P23"><text:span text:style-name="T9"/></text:p>
      <text:h text:style-name="P5" text:outline-level="1"><text:bookmark-start text:name="_Toc213065846"/><text:span text:style-name="T9">Введение</text:span><text:bookmark-end text:name="_Toc213065846"/></text:h>
      <text:p text:style-name="P25"><text:span text:style-name="T9"/></text:p>
      <text:p text:style-name="P26"><text:span text:style-name="T9">В своём отчете я хочу рассказать о языке программировании Ада и почему его так назвали.</text:span></text:p>
      <text:list text:style-name="L28">
        <text:list-item>
          <text:list>
            <text:list-item>
              <text:p text:style-name="P22"><text:span text:style-name="T16">В честь кого назван язык программирования Ада?</text:span></text:p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1"><text:span text:style-name="T16"><text:s text:c="10"/>Язык программирования Ада, известный своей надежностью, безопасностью и ориентацией на крупные проекты реального времени, получил свое имя в честь выдающейся личности XIX века — Ады Лавлейс (урожденной Августы Ады Байрон Кинг). 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16">Ада Лавлейс: первый программист</text:span></text:p>
            </text:list-item>
          </text:list>
        </text:list-item>
      </text:list>
      <text:p text:style-name="P17"><text:span text:style-name="T16"><text:tab/></text:span><text:span text:style-name="T11">Ада Лавлейс (1815–1852) была английским математиком и единственной законнорожденной дочерью знаменитого поэта Джорджа Гордона Байрона. Ее мать, леди Байрон, стремилась дать дочери блестящее образование, в частности, в области математики и логики, чтобы оградить ее от «сумасбродств» отца.</text:span></text:p>
      <text:p text:style-name="P34">Судьбоносным стало знакомство Ады с Чарльзом Бэббиджем, изобретателем Аналитической машины — механического прообраза современного компьютера. Ада не просто увлеклась его работой, но и глубоко поняла принципы машины. В 1843 году, переводя на английский язык статью итальянского инженера Луиджи Менабреа о машине Бэббиджа, Ада дополнила ее собственными обширными комментариями и примечаниями.</text:p>
      <text:p text:style-name="P17"><text:span text:style-name="T16">Именно в этих примечаниях содержалось то, что сегодня считается первой в истории компьютерной программой — алгоритм вычисления чисел Бернулли для Аналитической машины. Более того, Ада Лавлейс предвидела потенциал вычислительных машин, выходящий за рамки простых арифметических расчетов. Она рассуждала о возможности машины создавать музыку и решать сложные научные задачи, по сути, предсказав будущее искусственного интеллекта. За это ее по праву называют первым в мире программистом.</text:span></text:p>
      <text:p text:style-name="P18"><text:span text:style-name="T16"/></text:p>
      <text:list text:continue-numbering="true" text:style-name="L27">
        <text:list-item>
          <text:list>
            <text:list-item>
              <text:p text:style-name="P27"><text:span text:style-name="T15">Связь имени и языка</text:span></text:p>
            </text:list-item>
          </text:list>
        </text:list-item>
      </text:list>
      <text:p text:style-name="P33">Язык программирования Ада был разработан в конце 1970-х — начале 1980-х годов по заказу Министерства обороны США. Целью было создание единого, надежного и эффективного языка для встроенных систем управления, используемых в военной технике, авиации и космических аппаратах.</text:p>
      <text:p text:style-name="P35"><text:span text:style-name="T8">При выборе названия комитет Министерства обороны США провел открытый конкурс. Победило предложение назвать язык в честь Ады Лавлейс. Это имя как нельзя лучше символизировало цели проекта:</text:span></text:p>
      <text:p text:style-name="P35"><text:span text:style-name="Strong_20_Emphasis"><text:span text:style-name="T11">1)</text:span></text:span><text:span text:style-name="Strong_20_Emphasis"><text:span text:style-name="T8">Научная строгость. </text:span></text:span><text:span text:style-name="T8">Ада была математиком, и язык требовал такой же точности и логичности.</text:span></text:p>
      <text:p text:style-name="P35"><text:span text:style-name="Strong_20_Emphasis"><text:span text:style-name="T11">2)</text:span></text:span><text:span text:style-name="Strong_20_Emphasis"><text:span text:style-name="T8">Пионерский дух. </text:span></text:span><text:span text:style-name="T8">Она была первопроходцем в области программирования, а новый язык должен был стать прорывом в создании сложных программных систем.</text:span></text:p>
      <text:p text:style-name="P35"><text:span text:style-name="Strong_20_Emphasis"><text:span text:style-name="T8">3)Надежность и предвидение. </text:span></text:span><text:span text:style-name="T8">Ее идеи опередили время, а язык создавался с расчетом на долгосрочную перспективу и работу в критически важных областях, где недопустимы ошибки.</text:span></text:p>
      <text:p text:style-name="P36"><text:span text:style-name="T8"/></text:p>
      <text:list text:continue-numbering="true" text:style-name="L27">
        <text:list-item>
          <text:list>
            <text:list-item>
              <text:p text:style-name="P20"><text:span text:style-name="T16">Подводим итог</text:span></text:p>
            </text:list-item>
          </text:list>
        </text:list-item>
      </text:list>
      <text:p text:style-name="P17"><text:span text:style-name="T16"><text:tab/></text:span><text:span text:style-name="T17">Таким образом, язык программирования Ада носит имя Ады Лавлейс не просто как дань уважения исторической фигуре. Это символическое наследие, связывающее современные технологии с истоками программирования. Имя Ады подчеркивает фундаментальные принципы языка: строгость, надежность и способность решать самые сложные задачи, продолжая дело, начатое первым в мире программистом более 170 лет назад.</text:span></text:p>
      <text:p text:style-name="P18"><text:span text:style-name="T14"/></text:p>
      <text:p text:style-name="P29"><text:span text:style-name="T15">ЗАКЛЮЧЕНИЕ</text:span></text:p>
      <text:p text:style-name="P28"><text:span text:style-name="T15">В процессе написания реферата была описана история названия языка Ада, а также небольшая биография первой программистки Ады Лавлейс.</text:span></text:p>
      <text:h text:style-name="P6" text:outline-level="1"><text:bookmark-start text:name="_Toc213065858"/><text:span text:style-name="T15">Список использованных источников</text:span><text:bookmark-end text:name="_Toc213065858"/></text:h>
      <text:p text:style-name="P23"><text:span text:style-name="T15"/></text:p>
      <text:list text:style-name="L34">
        <text:list-item>
          <text:list>
            <text:list-item>
              <text:p text:style-name="P30"><text:span text:style-name="T16">Сайт Википидия</text:span></text:p>
            </text:list-item>
          </text:list>
        </text:list-item>
      </text:list>
      <text:p text:style-name="P24"><text:a xlink:type="simple" xlink:href="https://ru.wikipedia.org/wiki/Ада_(язык_программирования)" text:style-name="Internet_20_link" text:visited-style-name="Visited_20_Internet_20_Link"><text:span text:style-name="T16">https://ru.wikipedia.org/wiki/Ада_(язык_программирования)</text:span></text:a></text:p>
      <text:list text:continue-numbering="true" text:style-name="L34">
        <text:list-item>
          <text:list>
            <text:list-item>
              <text:p text:style-name="P31"><text:span text:style-name="T16"/></text:p>
            </text:list-item>
          </text:list>
        </text:list-item>
      </text:list>
      <text:p text:style-name="P24"><text:span text:style-name="T16">https://ru.ruwiki.ru/wiki/Ада_(язык_программирования)</text:span></text:p>
      <text:list text:style-name="L35">
        <text:list-item>
          <text:list>
            <text:list-header>
              <text:p text:style-name="P32"><text:span text:style-name="T16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ntents_20_1" style:display-name="Contents 1" style:family="paragraph" style:parent-style-name="Standard" style:next-style-name="Standard" style:class="index">
      <style:paragraph-properties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text-indent="0cm" style:auto-text-indent="false">
        <style:tab-stops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501cm" fo:text-indent="0cm" style:auto-text-indent="false">
        <style:tab-stops>
          <style:tab-stop style:position="16.98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together="always" fo:break-before="page" fo:keep-with-next="always"/>
      <style:text-properties fo:text-transform="uppercase" style:font-name-asian="F" style:font-family-generic-asian="system" style:font-pitch-asian="variable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Список_20_ненумерованный" style:display-name="Список ненумерованный" style:family="paragraph" style:parent-style-name="List_20_Paragraph" style:list-style-name="WWNum2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‐" style:num-suffix="‐" text:bullet-char="‐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Times New Roman2"/>
      </text:list-level-style-bullet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282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bookmark-start text:name="PageNumWizard_FOOTER_Базовый2"/><text:page-number text:select-page="current">9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9T21:35:41.585000000</meta:creation-date>
    <dc:date>2025-11-19T22:46:41.205000000</dc:date>
    <meta:editing-duration>PT1H10M59S</meta:editing-duration>
    <meta:editing-cycles>1</meta:editing-cycles>
    <meta:document-statistic meta:table-count="0" meta:image-count="0" meta:object-count="0" meta:page-count="9" meta:paragraph-count="46" meta:word-count="517" meta:character-count="4052" meta:non-whitespace-character-count="3567"/>
    <meta:generator>LibreOffice/7.6.4.1$Windows_X86_64 LibreOffice_project/e19e193f88cd6c0525a17fb7a176ed8e6a3e2aa1</meta:generator>
  </office:meta>
</office:document-meta>
</file>